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float" office:value="9.85" calcext:value-type="float">
            <text:p>9.85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Rtest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F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505.4" calcext:value-type="float">
            <text:p>50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98.5" calcext:value-type="float">
            <text:p>198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/-400u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3.85k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3.974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1.78k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1.99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3" office:value-type="string" calcext:value-type="string">
            <text:p>80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2:25:53.444538318</meta:creation-date>
    <dc:date>2021-11-12T16:35:11.473257936</dc:date>
    <meta:editing-duration>PT3H12M59S</meta:editing-duration>
    <meta:editing-cycles>5</meta:editing-cycles>
    <meta:generator>LibreOffice/6.4.7.2$Linux_X86_64 LibreOffice_project/40$Build-2</meta:generator>
    <meta:document-statistic meta:table-count="1" meta:cell-count="31" meta:object-count="0"/>
  </office:meta>
</office:document-meta>
</file>